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rval" table:style-name="ta1">
        <table:shapes>
          <draw:frame draw:z-index="0" draw:style-name="gr1" draw:text-style-name="P1" svg:width="6.2988in" svg:height="3.5429in" svg:x="3.8772in" svg:y="0.726in">
            <draw:object draw:notify-on-update-of-ranges="carval.C2:carval.C8 carval.A1:carval.A1 carval.A2:carval.A8 carval.B1:carval.B1 carval.B2:carval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86.9212962962963" calcext:value-type="float">
            <text:p>86.9212962963</text:p>
          </table:table-cell>
          <table:table-cell office:value-type="float" office:value="70.0231481481481" calcext:value-type="float">
            <text:p>70.0231481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.0949074074076" calcext:value-type="float">
            <text:p>87.0949074074</text:p>
          </table:table-cell>
          <table:table-cell office:value-type="float" office:value="70.023148148148" calcext:value-type="float">
            <text:p>70.02314814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.4583333333333" calcext:value-type="float">
            <text:p>86.4583333333</text:p>
          </table:table-cell>
          <table:table-cell office:value-type="float" office:value="70.0231481481481" calcext:value-type="float">
            <text:p>70.0231481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.3768115942029" calcext:value-type="float">
            <text:p>86.3768115942</text:p>
          </table:table-cell>
          <table:table-cell office:value-type="float" office:value="69.9710144927537" calcext:value-type="float">
            <text:p>69.97101449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.3263888888888" calcext:value-type="float">
            <text:p>87.3263888889</text:p>
          </table:table-cell>
          <table:table-cell office:value-type="float" office:value="70.0231481481481" calcext:value-type="float">
            <text:p>70.02314814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.2369337979096" calcext:value-type="float">
            <text:p>86.2369337979</text:p>
          </table:table-cell>
          <table:table-cell office:value-type="float" office:value="70.0929152148665" calcext:value-type="float">
            <text:p>70.09291521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.7314814814816" calcext:value-type="float">
            <text:p>87.7314814815</text:p>
          </table:table-cell>
          <table:table-cell office:value-type="float" office:value="70.0231481481481" calcext:value-type="float">
            <text:p>70.0231481481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ardiv" table:style-name="ta1">
        <table:shapes>
          <draw:frame draw:z-index="0" draw:style-name="gr1" draw:text-style-name="P1" svg:width="6.2988in" svg:height="3.5429in" svg:x="3.5953in" svg:y="0.9665in">
            <draw:object draw:notify-on-update-of-ranges="cardiv.C2:cardiv.C8 cardiv.A1:cardiv.A1 cardiv.A2:cardiv.A8 cardiv.B1:cardiv.B1 cardiv.B2:cardiv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83.1525668835865" calcext:value-type="float">
            <text:p>83.1525668836</text:p>
          </table:table-cell>
          <table:table-cell office:value-type="float" office:value="69.6312364425164" calcext:value-type="float">
            <text:p>69.6312364425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82.8099173553719" calcext:value-type="float">
            <text:p>82.8099173554</text:p>
          </table:table-cell>
          <table:table-cell office:value-type="float" office:value="69.9173553719009" calcext:value-type="float">
            <text:p>69.917355371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84.2815814850529" calcext:value-type="float">
            <text:p>84.2815814851</text:p>
          </table:table-cell>
          <table:table-cell office:value-type="float" office:value="70.2025072324013" calcext:value-type="float">
            <text:p>70.2025072324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84.4907407407408" calcext:value-type="float">
            <text:p>84.4907407407</text:p>
          </table:table-cell>
          <table:table-cell office:value-type="float" office:value="67.9398148148148" calcext:value-type="float">
            <text:p>67.9398148148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86.2716763005781" calcext:value-type="float">
            <text:p>86.2716763006</text:p>
          </table:table-cell>
          <table:table-cell office:value-type="float" office:value="69.9421965317918" calcext:value-type="float">
            <text:p>69.9421965318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5.9344894026974" calcext:value-type="float">
            <text:p>85.9344894027</text:p>
          </table:table-cell>
          <table:table-cell office:value-type="float" office:value="69.5568400770714" calcext:value-type="float">
            <text:p>69.5568400771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84.1040462427746" calcext:value-type="float">
            <text:p>84.1040462428</text:p>
          </table:table-cell>
          <table:table-cell office:value-type="float" office:value="70.2312138728323" calcext:value-type="float">
            <text:p>70.2312138728</text:p>
          </table:table-cell>
          <table:table-cell office:value-type="percentage" office:value="0.8" calcext:value-type="percentage">
            <text:p>80.00%</text:p>
          </table:table-cell>
        </table:table-row>
      </table:table>
      <table:table table:name="lensesdiv" table:style-name="ta1">
        <table:shapes>
          <draw:frame draw:z-index="0" draw:style-name="gr1" draw:text-style-name="P1" svg:width="6.2988in" svg:height="3.5429in" svg:x="3.5953in" svg:y="0.9665in">
            <draw:object draw:notify-on-update-of-ranges="lensesdiv.C2:lensesdiv.C8 lensesdiv.A1:lensesdiv.A1 lensesdiv.A2:lensesdiv.A8 lensesdiv.B1:lensesdiv.B1 lensesdiv.B2:lensesdiv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58.8235294117648" calcext:value-type="float">
            <text:p>58.8235294118</text:p>
          </table:table-cell>
          <table:table-cell office:value-type="float" office:value="52.9411764705883" calcext:value-type="float">
            <text:p>52.9411764706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.3333333333332" calcext:value-type="float">
            <text:p>73.3333333333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58.3333333333333" calcext:value-type="float">
            <text:p>58.3333333333</text:p>
          </table:table-cell>
          <table:table-cell office:value-type="float" office:value="50" calcext:value-type="float">
            <text:p>50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50" calcext:value-type="float">
            <text:p>50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percentage" office:value="0.8" calcext:value-type="percentage">
            <text:p>80.00%</text:p>
          </table:table-cell>
        </table:table-row>
      </table:table>
      <table:table table:name="lensesval" table:style-name="ta1">
        <table:shapes>
          <draw:frame draw:z-index="0" draw:style-name="gr1" draw:text-style-name="P1" svg:width="6.2988in" svg:height="3.5429in" svg:x="4.1157in" svg:y="0.7047in">
            <draw:object draw:notify-on-update-of-ranges="lensesval.C2:lensesval.C8 lensesval.A1:lensesval.A1 lensesval.A2:lensesval.A8 lensesval.B1:lensesval.B1 lensesval.B2:lensesval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70.8333333333332" calcext:value-type="float">
            <text:p>70.8333333333</text:p>
          </table:table-cell>
          <table:table-cell office:value-type="float" office:value="87.5" calcext:value-type="float">
            <text:p>8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62.5" calcext:value-type="float">
            <text:p>6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62.5" calcext:value-type="float">
            <text:p>6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8333333333333" calcext:value-type="float">
            <text:p>95.8333333333</text:p>
          </table:table-cell>
          <table:table-cell office:value-type="float" office:value="62.5" calcext:value-type="float">
            <text:p>62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.2380952380954" calcext:value-type="float">
            <text:p>95.2380952381</text:p>
          </table:table-cell>
          <table:table-cell office:value-type="float" office:value="61.9047619047618" calcext:value-type="float">
            <text:p>61.90476190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8333333333333" calcext:value-type="float">
            <text:p>95.8333333333</text:p>
          </table:table-cell>
          <table:table-cell office:value-type="float" office:value="62.5" calcext:value-type="float">
            <text:p>62.5</text:p>
          </table:table-cell>
          <table:table-cell office:value-type="float" office:value="8" calcext:value-type="float">
            <text:p>8</text:p>
          </table:table-cell>
        </table:table-row>
      </table:table>
      <table:table table:name="irisval" table:style-name="ta1">
        <table:shapes>
          <draw:frame draw:z-index="0" draw:style-name="gr1" draw:text-style-name="P1" svg:width="6.2988in" svg:height="3.5429in" svg:x="3.8772in" svg:y="0.726in">
            <draw:object draw:notify-on-update-of-ranges="irisval.C2:irisval.C8 irisval.A1:irisval.A1 irisval.A2:irisval.A8 irisval.B1:irisval.B1 irisval.B2:irisval.B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.6666666666667" calcext:value-type="float">
            <text:p>94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6216216216217" calcext:value-type="float">
            <text:p>96.6216216216</text:p>
          </table:table-cell>
          <table:table-cell office:value-type="float" office:value="95.945945945946" calcext:value-type="float">
            <text:p>95.9459459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5.9183673469387" calcext:value-type="float">
            <text:p>95.91836734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95.8333333333333" calcext:value-type="float">
            <text:p>95.833333333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irisdiv" table:style-name="ta1">
        <table:shapes>
          <draw:frame draw:z-index="0" draw:style-name="gr1" draw:text-style-name="P1" svg:width="6.2988in" svg:height="3.5429in" svg:x="3.5953in" svg:y="0.9665in">
            <draw:object draw:notify-on-update-of-ranges="irisdiv.C2:irisdiv.C8 irisdiv.A1:irisdiv.A1 irisdiv.A2:irisdiv.A8 irisdiv.B1:irisdiv.B1 irisdiv.B2:irisdiv.B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95.8333333333333" calcext:value-type="float">
            <text:p>95.8333333333</text:p>
          </table:table-cell>
          <table:table-cell office:value-type="float" office:value="95" calcext:value-type="float">
            <text:p>95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8.0952380952384" calcext:value-type="float">
            <text:p>98.0952380952</text:p>
          </table:table-cell>
          <table:table-cell office:value-type="float" office:value="95.2380952380954" calcext:value-type="float">
            <text:p>95.2380952381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3.3333333333333" calcext:value-type="float">
            <text:p>93.3333333333</text:p>
          </table:table-cell>
          <table:table-cell office:value-type="float" office:value="94.4444444444445" calcext:value-type="float">
            <text:p>94.4444444444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6666666666667" calcext:value-type="float">
            <text:p>94.6666666667</text:p>
          </table:table-cell>
          <table:table-cell office:value-type="float" office:value="96" calcext:value-type="float">
            <text:p>96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3333333333333" calcext:value-type="float">
            <text:p>93.3333333333</text:p>
          </table:table-cell>
          <table:table-cell office:value-type="float" office:value="95" calcext:value-type="float">
            <text:p>95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5555555555555" calcext:value-type="float">
            <text:p>95.5555555556</text:p>
          </table:table-cell>
          <table:table-cell office:value-type="float" office:value="97.7777777777776" calcext:value-type="float">
            <text:p>97.7777777778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table:number-columns-repeated="2" office:value-type="float" office:value="96.6666666666667" calcext:value-type="float">
            <text:p>96.6666666667</text:p>
          </table:table-cell>
          <table:table-cell office:value-type="percentage" office:value="0.8" calcext:value-type="percentage">
            <text:p>80.00%</text:p>
          </table:table-cell>
        </table:table-row>
      </table:table>
      <table:table table:name="spamdiv" table:style-name="ta1">
        <table:shapes>
          <draw:frame draw:z-index="0" draw:style-name="gr1" draw:text-style-name="P1" svg:width="6.2988in" svg:height="3.5429in" svg:x="3.5953in" svg:y="0.9665in">
            <draw:object draw:notify-on-update-of-ranges="spamdiv.C2:spamdiv.C8 spamdiv.A1:spamdiv.A1 spamdiv.A2:spamdiv.A8 spamdiv.B1:spamdiv.B1 spamdiv.B2:spamdiv.B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60.2281988590057" calcext:value-type="float">
            <text:p>60.228198859</text:p>
          </table:table-cell>
          <table:table-cell office:value-type="float" office:value="59.9022004889976" calcext:value-type="float">
            <text:p>59.902200489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60.9438062713443" calcext:value-type="float">
            <text:p>60.9438062713</text:p>
          </table:table-cell>
          <table:table-cell office:value-type="float" office:value="60.2918348339026" calcext:value-type="float">
            <text:p>60.291834833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60.5577689243028" calcext:value-type="float">
            <text:p>60.5577689243</text:p>
          </table:table-cell>
          <table:table-cell office:value-type="float" office:value="59.869612459254" calcext:value-type="float">
            <text:p>59.8696124593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81.4863102998697" calcext:value-type="float">
            <text:p>81.4863102999</text:p>
          </table:table-cell>
          <table:table-cell office:value-type="float" office:value="60.3215993046503" calcext:value-type="float">
            <text:p>60.3215993047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60.6735469853341" calcext:value-type="float">
            <text:p>60.6735469853</text:p>
          </table:table-cell>
          <table:table-cell office:value-type="float" office:value="60.3476371537208" calcext:value-type="float">
            <text:p>60.3476371537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4.0695148443156" calcext:value-type="float">
            <text:p>84.0695148443</text:p>
          </table:table-cell>
          <table:table-cell office:value-type="float" office:value="80.955829109341" calcext:value-type="float">
            <text:p>80.9558291093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79.6959826275788" calcext:value-type="float">
            <text:p>79.6959826276</text:p>
          </table:table-cell>
          <table:table-cell office:value-type="float" office:value="58.4147665580892" calcext:value-type="float">
            <text:p>58.4147665581</text:p>
          </table:table-cell>
          <table:table-cell office:value-type="percentage" office:value="0.8" calcext:value-type="percentage">
            <text:p>80.00%</text:p>
          </table:table-cell>
        </table:table-row>
      </table:table>
      <table:table table:name="spamval" table:style-name="ta1">
        <table:shapes>
          <draw:frame draw:z-index="0" draw:style-name="gr1" draw:text-style-name="P1" svg:width="6.2988in" svg:height="3.5429in" svg:x="3.8772in" svg:y="0.726in">
            <draw:object draw:notify-on-update-of-ranges="spamval.C2:spamval.C8 spamval.A1:spamval.A1 spamval.A2:spamval.A8 spamval.B1:spamval.B1 spamval.B2:spamval.B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81.6304347826088" calcext:value-type="float">
            <text:p>81.6304347826</text:p>
          </table:table-cell>
          <table:table-cell office:value-type="float" office:value="60.5869565217391" calcext:value-type="float">
            <text:p>60.5869565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.6001304631442" calcext:value-type="float">
            <text:p>60.6001304631</text:p>
          </table:table-cell>
          <table:table-cell office:value-type="float" office:value="82.3657316808002" calcext:value-type="float">
            <text:p>82.3657316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.5869565217391" calcext:value-type="float">
            <text:p>60.5869565217</text:p>
          </table:table-cell>
          <table:table-cell office:value-type="float" office:value="81.9782608695651" calcext:value-type="float">
            <text:p>81.9782608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.7173913043479" calcext:value-type="float">
            <text:p>81.7173913043</text:p>
          </table:table-cell>
          <table:table-cell office:value-type="float" office:value="82.1739130434782" calcext:value-type="float">
            <text:p>82.17391304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.5961705831159" calcext:value-type="float">
            <text:p>60.5961705831</text:p>
          </table:table-cell>
          <table:table-cell office:value-type="float" office:value="81.5709312445606" calcext:value-type="float">
            <text:p>81.57093124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.9308545335943" calcext:value-type="float">
            <text:p>81.9308545336</text:p>
          </table:table-cell>
          <table:table-cell office:value-type="float" office:value="81.7569036747118" calcext:value-type="float">
            <text:p>81.75690367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.1304347826088" calcext:value-type="float">
            <text:p>82.1304347826</text:p>
          </table:table-cell>
          <table:table-cell office:value-type="float" office:value="82.413043478261" calcext:value-type="float">
            <text:p>82.413043478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 style:data-style-name="N2" text:time-value="13:06:31.217369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2:34:05.606248104</meta:creation-date>
    <dc:date>2014-10-05T13:39:05.355619436</dc:date>
    <meta:editing-duration>PT30M53S</meta:editing-duration>
    <meta:editing-cycles>8</meta:editing-cycles>
    <meta:generator>LibreOffice/4.2.5.2$Linux_x86 LibreOffice_project/420m0$Build-2</meta:generator>
    <meta:document-statistic meta:table-count="8" meta:cell-count="18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1cm" svg:y="0.315cm" chart:style-name="ch2">
          <text:p>Resultados para conjunto Car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carval.B2:carval.C8 carval.A1:carval.A8 carval.B1:car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carval.C2:car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carval.A2:carval.A8" chart:label-cell-address="carval.A1:carval.A1" chart:class="chart:bar">
            <chart:data-point chart:repeated="7"/>
          </chart:series>
          <chart:series chart:style-name="ch12" chart:values-cell-range-address="carval.B2:carval.B8" chart:label-cell-address="carval.B1:car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carval.A1:carval.A1</svg:desc>
                </draw:g>
              </table:table-cell>
              <table:table-cell office:value-type="string">
                <text:p>con Laplace</text:p>
                <draw:g>
                  <svg:desc>carval.B1:car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carval.C2:carval.C8</svg:desc>
                </draw:g>
              </table:table-cell>
              <table:table-cell office:value-type="float" office:value="86.9212962962963">
                <text:p>86.9212962962963</text:p>
                <draw:g>
                  <svg:desc>carval.A2:carval.A8</svg:desc>
                </draw:g>
              </table:table-cell>
              <table:table-cell office:value-type="float" office:value="70.0231481481481">
                <text:p>70.0231481481481</text:p>
                <draw:g>
                  <svg:desc>carval.B2:car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.0949074074076">
                <text:p>87.0949074074076</text:p>
              </table:table-cell>
              <table:table-cell office:value-type="float" office:value="70.023148148148">
                <text:p>70.0231481481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6.4583333333333">
                <text:p>86.4583333333333</text:p>
              </table:table-cell>
              <table:table-cell office:value-type="float" office:value="70.0231481481481">
                <text:p>70.023148148148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6.3768115942029">
                <text:p>86.3768115942029</text:p>
              </table:table-cell>
              <table:table-cell office:value-type="float" office:value="69.9710144927537">
                <text:p>69.971014492753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3263888888888">
                <text:p>87.3263888888888</text:p>
              </table:table-cell>
              <table:table-cell office:value-type="float" office:value="70.0231481481481">
                <text:p>70.02314814814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6.2369337979096">
                <text:p>86.2369337979096</text:p>
              </table:table-cell>
              <table:table-cell office:value-type="float" office:value="70.0929152148665">
                <text:p>70.0929152148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.7314814814816">
                <text:p>87.7314814814816</text:p>
              </table:table-cell>
              <table:table-cell office:value-type="float" office:value="70.0231481481481">
                <text:p>70.0231481481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1cm" svg:y="0.315cm" chart:style-name="ch2">
          <text:p>Resultados para conjunto Car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cardiv.B2:cardiv.C8 cardiv.A1:cardiv.A8 cardiv.B1:cardiv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cardiv.C2:cardiv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cardiv.A2:cardiv.A8" chart:label-cell-address="cardiv.A1:cardiv.A1" chart:class="chart:bar">
            <chart:data-point chart:repeated="7"/>
          </chart:series>
          <chart:series chart:style-name="ch12" chart:values-cell-range-address="cardiv.B2:cardiv.B8" chart:label-cell-address="cardiv.B1:car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cardiv.A1:cardiv.A1</svg:desc>
                </draw:g>
              </table:table-cell>
              <table:table-cell office:value-type="string">
                <text:p>con Laplace</text:p>
                <draw:g>
                  <svg:desc>cardiv.B1:car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cardiv.C2:cardiv.C8</svg:desc>
                </draw:g>
              </table:table-cell>
              <table:table-cell office:value-type="float" office:value="83.1525668835865">
                <text:p>83.1525668835865</text:p>
                <draw:g>
                  <svg:desc>cardiv.A2:cardiv.A8</svg:desc>
                </draw:g>
              </table:table-cell>
              <table:table-cell office:value-type="float" office:value="69.6312364425164">
                <text:p>69.6312364425164</text:p>
                <draw:g>
                  <svg:desc>cardiv.B2:car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2.8099173553719">
                <text:p>82.8099173553719</text:p>
              </table:table-cell>
              <table:table-cell office:value-type="float" office:value="69.9173553719009">
                <text:p>69.91735537190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4.2815814850529">
                <text:p>84.2815814850529</text:p>
              </table:table-cell>
              <table:table-cell office:value-type="float" office:value="70.2025072324013">
                <text:p>70.202507232401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4.4907407407408">
                <text:p>84.4907407407408</text:p>
              </table:table-cell>
              <table:table-cell office:value-type="float" office:value="67.9398148148148">
                <text:p>67.939814814814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86.2716763005781">
                <text:p>86.2716763005781</text:p>
              </table:table-cell>
              <table:table-cell office:value-type="float" office:value="69.9421965317918">
                <text:p>69.942196531791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5.9344894026974">
                <text:p>85.9344894026974</text:p>
              </table:table-cell>
              <table:table-cell office:value-type="float" office:value="69.5568400770714">
                <text:p>69.556840077071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4.1040462427746">
                <text:p>84.1040462427746</text:p>
              </table:table-cell>
              <table:table-cell office:value-type="float" office:value="70.2312138728323">
                <text:p>70.2312138728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1cm" svg:y="0.315cm" chart:style-name="ch2">
          <text:p>Resultados para conjunto Lenses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lensesdiv.B2:lensesdiv.C8 lensesdiv.A1:lensesdiv.A8 lensesdiv.B1:lensesdiv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lensesdiv.C2:lensesdiv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lensesdiv.A2:lensesdiv.A8" chart:label-cell-address="lensesdiv.A1:lensesdiv.A1" chart:class="chart:bar">
            <chart:data-point chart:repeated="7"/>
          </chart:series>
          <chart:series chart:style-name="ch12" chart:values-cell-range-address="lensesdiv.B2:lensesdiv.B8" chart:label-cell-address="lensesdiv.B1:lenses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lensesdiv.A1:lensesdiv.A1</svg:desc>
                </draw:g>
              </table:table-cell>
              <table:table-cell office:value-type="string">
                <text:p>con Laplace</text:p>
                <draw:g>
                  <svg:desc>lensesdiv.B1:lenses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lensesdiv.C2:lensesdiv.C8</svg:desc>
                </draw:g>
              </table:table-cell>
              <table:table-cell office:value-type="float" office:value="75">
                <text:p>75</text:p>
                <draw:g>
                  <svg:desc>lensesdiv.A2:lensesdiv.A8</svg:desc>
                </draw:g>
              </table:table-cell>
              <table:table-cell office:value-type="float" office:value="40">
                <text:p>40</text:p>
                <draw:g>
                  <svg:desc>lensesdiv.B2:lenses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8.8235294117648">
                <text:p>58.8235294117648</text:p>
              </table:table-cell>
              <table:table-cell office:value-type="float" office:value="52.9411764705883">
                <text:p>52.94117647058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73.3333333333332">
                <text:p>73.333333333333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1cm" svg:y="0.315cm" chart:style-name="ch2">
          <text:p>Resultados para conjunto Lenses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lensesval.B2:lensesval.C8 lensesval.A1:lensesval.A8 lensesval.B1:lenses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lensesval.C2:lenses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lensesval.A2:lensesval.A8" chart:label-cell-address="lensesval.A1:lensesval.A1" chart:class="chart:bar">
            <chart:data-point chart:repeated="7"/>
          </chart:series>
          <chart:series chart:style-name="ch12" chart:values-cell-range-address="lensesval.B2:lensesval.B8" chart:label-cell-address="lensesval.B1:lenses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lensesval.A1:lensesval.A1</svg:desc>
                </draw:g>
              </table:table-cell>
              <table:table-cell office:value-type="string">
                <text:p>con Laplace</text:p>
                <draw:g>
                  <svg:desc>lensesval.B1:lenses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lensesval.C2:lensesval.C8</svg:desc>
                </draw:g>
              </table:table-cell>
              <table:table-cell office:value-type="float" office:value="70.8333333333332">
                <text:p>70.8333333333332</text:p>
                <draw:g>
                  <svg:desc>lensesval.A2:lensesval.A8</svg:desc>
                </draw:g>
              </table:table-cell>
              <table:table-cell office:value-type="float" office:value="87.5">
                <text:p>87.5</text:p>
                <draw:g>
                  <svg:desc>lensesval.B2:lenses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.5">
                <text:p>87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7.5">
                <text:p>87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2380952380954">
                <text:p>95.2380952380954</text:p>
              </table:table-cell>
              <table:table-cell office:value-type="float" office:value="61.9047619047618">
                <text:p>61.90476190476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62.5">
                <text:p>6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6cm" svg:y="0.315cm" chart:style-name="ch2">
          <text:p>Resultados para conjunto Iris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irisdiv.B2:irisdiv.C8 irisdiv.A1:irisdiv.A8 irisdiv.B1:irisdiv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irisdiv.C2:irisdiv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irisdiv.A2:irisdiv.A8" chart:label-cell-address="irisdiv.A1:irisdiv.A1" chart:class="chart:bar">
            <chart:data-point chart:repeated="7"/>
          </chart:series>
          <chart:series chart:style-name="ch12" chart:values-cell-range-address="irisdiv.B2:irisdiv.B8" chart:label-cell-address="irisdiv.B1:iris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irisdiv.A1:irisdiv.A1</svg:desc>
                </draw:g>
              </table:table-cell>
              <table:table-cell office:value-type="string">
                <text:p>con Laplace</text:p>
                <draw:g>
                  <svg:desc>irisdiv.B1:iris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irisdiv.C2:irisdiv.C8</svg:desc>
                </draw:g>
              </table:table-cell>
              <table:table-cell office:value-type="float" office:value="95.8333333333333">
                <text:p>95.8333333333333</text:p>
                <draw:g>
                  <svg:desc>irisdiv.A2:irisdiv.A8</svg:desc>
                </draw:g>
              </table:table-cell>
              <table:table-cell office:value-type="float" office:value="95">
                <text:p>95</text:p>
                <draw:g>
                  <svg:desc>irisdiv.B2:iris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8.0952380952384">
                <text:p>98.0952380952384</text:p>
              </table:table-cell>
              <table:table-cell office:value-type="float" office:value="95.2380952380954">
                <text:p>95.238095238095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4.4444444444445">
                <text:p>94.444444444444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5555555555555">
                <text:p>95.5555555555555</text:p>
              </table:table-cell>
              <table:table-cell office:value-type="float" office:value="97.7777777777776">
                <text:p>97.777777777777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66666666667">
                <text:p>96.6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6cm" svg:y="0.315cm" chart:style-name="ch2">
          <text:p>Resultados para conjunto Iris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irisval.B2:irisval.C8 irisval.A1:irisval.A8 irisval.B1:iris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irisval.C2:iris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irisval.A2:irisval.A8" chart:label-cell-address="irisval.A1:irisval.A1" chart:class="chart:bar">
            <chart:data-point chart:repeated="7"/>
          </chart:series>
          <chart:series chart:style-name="ch12" chart:values-cell-range-address="irisval.B2:irisval.B8" chart:label-cell-address="irisval.B1:iris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irisval.A1:irisval.A1</svg:desc>
                </draw:g>
              </table:table-cell>
              <table:table-cell office:value-type="string">
                <text:p>con Laplace</text:p>
                <draw:g>
                  <svg:desc>irisval.B1:iris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irisval.C2:irisval.C8</svg:desc>
                </draw:g>
              </table:table-cell>
              <table:table-cell office:value-type="float" office:value="96">
                <text:p>96</text:p>
                <draw:g>
                  <svg:desc>irisval.A2:irisval.A8</svg:desc>
                </draw:g>
              </table:table-cell>
              <table:table-cell office:value-type="float" office:value="96">
                <text:p>96</text:p>
                <draw:g>
                  <svg:desc>irisval.B2:iris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94.6666666666667">
                <text:p>94.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6216216216217">
                <text:p>96.6216216216217</text:p>
              </table:table-cell>
              <table:table-cell office:value-type="float" office:value="95.945945945946">
                <text:p>95.9459459459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183673469387">
                <text:p>95.9183673469387</text:p>
              </table:table-cell>
              <table:table-cell office:value-type="float" office:value="95.9183673469387">
                <text:p>95.91836734693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95.8333333333333">
                <text:p>95.8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5cm" svg:y="0.315cm" chart:style-name="ch2">
          <text:p>Resultados para conjunto Spam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spamval.B2:spamval.C8 spamval.A1:spamval.A8 spamval.B1:spam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spamval.C2:spam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spamval.A2:spamval.A8" chart:label-cell-address="spamval.A1:spamval.A1" chart:class="chart:bar">
            <chart:data-point chart:repeated="7"/>
          </chart:series>
          <chart:series chart:style-name="ch12" chart:values-cell-range-address="spamval.B2:spamval.B8" chart:label-cell-address="spamval.B1:spam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spamval.A1:spamval.A1</svg:desc>
                </draw:g>
              </table:table-cell>
              <table:table-cell office:value-type="string">
                <text:p>con Laplace</text:p>
                <draw:g>
                  <svg:desc>spamval.B1:spam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amval.C2:spamval.C8</svg:desc>
                </draw:g>
              </table:table-cell>
              <table:table-cell office:value-type="float" office:value="81.6304347826088">
                <text:p>81.6304347826088</text:p>
                <draw:g>
                  <svg:desc>spamval.A2:spamval.A8</svg:desc>
                </draw:g>
              </table:table-cell>
              <table:table-cell office:value-type="float" office:value="60.5869565217391">
                <text:p>60.5869565217391</text:p>
                <draw:g>
                  <svg:desc>spamval.B2:spam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0.6001304631442">
                <text:p>60.6001304631442</text:p>
              </table:table-cell>
              <table:table-cell office:value-type="float" office:value="82.3657316808002">
                <text:p>82.3657316808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0.5869565217391">
                <text:p>60.5869565217391</text:p>
              </table:table-cell>
              <table:table-cell office:value-type="float" office:value="81.9782608695651">
                <text:p>81.97826086956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1.7173913043479">
                <text:p>81.7173913043479</text:p>
              </table:table-cell>
              <table:table-cell office:value-type="float" office:value="82.1739130434782">
                <text:p>82.17391304347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.5961705831159">
                <text:p>60.5961705831159</text:p>
              </table:table-cell>
              <table:table-cell office:value-type="float" office:value="81.5709312445606">
                <text:p>81.57093124456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1.9308545335943">
                <text:p>81.9308545335943</text:p>
              </table:table-cell>
              <table:table-cell office:value-type="float" office:value="81.7569036747118">
                <text:p>81.7569036747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2.1304347826088">
                <text:p>82.1304347826088</text:p>
              </table:table-cell>
              <table:table-cell office:value-type="float" office:value="82.413043478261">
                <text:p>82.4130434782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5cm" svg:y="0.315cm" chart:style-name="ch2">
          <text:p>Resultados para conjunto Spam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spamdiv.B2:spamdiv.C8 spamdiv.A1:spamdiv.A8 spamdiv.B1:spamdiv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spamdiv.C2:spamdiv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spamdiv.A2:spamdiv.A8" chart:label-cell-address="spamdiv.A1:spamdiv.A1" chart:class="chart:bar">
            <chart:data-point chart:repeated="7"/>
          </chart:series>
          <chart:series chart:style-name="ch12" chart:values-cell-range-address="spamdiv.B2:spamdiv.B8" chart:label-cell-address="spamdiv.B1:spam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spamdiv.A1:spamdiv.A1</svg:desc>
                </draw:g>
              </table:table-cell>
              <table:table-cell office:value-type="string">
                <text:p>con Laplace</text:p>
                <draw:g>
                  <svg:desc>spamdiv.B1:spam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pamdiv.C2:spamdiv.C8</svg:desc>
                </draw:g>
              </table:table-cell>
              <table:table-cell office:value-type="float" office:value="60.2281988590057">
                <text:p>60.2281988590057</text:p>
                <draw:g>
                  <svg:desc>spamdiv.A2:spamdiv.A8</svg:desc>
                </draw:g>
              </table:table-cell>
              <table:table-cell office:value-type="float" office:value="59.9022004889976">
                <text:p>59.9022004889976</text:p>
                <draw:g>
                  <svg:desc>spamdiv.B2:spam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0.9438062713443">
                <text:p>60.9438062713443</text:p>
              </table:table-cell>
              <table:table-cell office:value-type="float" office:value="60.2918348339026">
                <text:p>60.291834833902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0.5577689243028">
                <text:p>60.5577689243028</text:p>
              </table:table-cell>
              <table:table-cell office:value-type="float" office:value="59.869612459254">
                <text:p>59.86961245925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1.4863102998697">
                <text:p>81.4863102998697</text:p>
              </table:table-cell>
              <table:table-cell office:value-type="float" office:value="60.3215993046503">
                <text:p>60.321599304650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60.6735469853341">
                <text:p>60.6735469853341</text:p>
              </table:table-cell>
              <table:table-cell office:value-type="float" office:value="60.3476371537208">
                <text:p>60.347637153720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4.0695148443156">
                <text:p>84.0695148443156</text:p>
              </table:table-cell>
              <table:table-cell office:value-type="float" office:value="80.955829109341">
                <text:p>80.95582910934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79.6959826275788">
                <text:p>79.6959826275788</text:p>
              </table:table-cell>
              <table:table-cell office:value-type="float" office:value="58.4147665580892">
                <text:p>58.41476655808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